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1" style:family="table">
      <style:table-properties style:width="7.1215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2521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3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paragraph-rsid="00431c54" style:font-name-asian="Tahoma2" style:font-size-asian="10pt" style:font-name-complex="Tahoma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2" style:family="paragraph" style:parent-style-name="Standard">
      <style:text-properties style:font-name="Tahoma" fo:font-size="10pt" fo:language="ca" fo:country="ES" officeooo:rsid="002c6b09" officeooo:paragraph-rsid="002c6b09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5" style:family="paragraph" style:parent-style-name="Standard">
      <style:text-properties style:font-name="Tahoma" fo:font-size="10pt" fo:language="ca" fo:country="ES" officeooo:paragraph-rsid="003f392c" style:font-name-asian="Tahoma2" style:font-size-asian="10pt" style:font-name-complex="Tahoma2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8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5e5a8" style:font-name-asian="Tahoma2" style:font-size-asian="10pt" style:font-name-complex="Tahoma2" style:font-size-complex="10pt"/>
    </style:style>
    <style:style style:name="P21" style:family="paragraph" style:parent-style-name="Standard">
      <style:paragraph-properties fo:line-height="125%" fo:text-align="center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4" style:family="paragraph" style:parent-style-name="Standard">
      <style:text-properties style:font-name="Calibri"/>
    </style:style>
    <style:style style:name="P25" style:family="paragraph" style:parent-style-name="Standard">
      <style:text-properties style:font-name="Calibri" officeooo:rsid="003d5328" officeooo:paragraph-rsid="0039b612"/>
    </style:style>
    <style:style style:name="P26" style:family="paragraph" style:parent-style-name="Standard">
      <style:text-properties style:font-name="Calibri" officeooo:rsid="003d5328" officeooo:paragraph-rsid="003d5328"/>
    </style:style>
    <style:style style:name="P27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28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2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33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5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6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37" style:family="paragraph" style:parent-style-name="Standard">
      <style:text-properties fo:color="#000000" style:font-name="Tahoma1" fo:font-size="11pt" officeooo:rsid="00431c54" officeooo:paragraph-rsid="00431c54" style:font-name-asian="Tahoma2" style:font-size-asian="11pt" style:font-name-complex="Tahoma2" style:font-size-complex="11pt"/>
    </style:style>
    <style:style style:name="P38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39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40" style:family="paragraph" style:parent-style-name="Standard">
      <style:paragraph-properties fo:padding="0in" fo:border="none"/>
    </style:style>
    <style:style style:name="P4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4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4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4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4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4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afc33" officeooo:paragraph-rsid="0045e5a8" style:font-name-asian="Tahoma2" style:font-size-asian="10pt" style:font-name-complex="Tahoma2" style:font-size-complex="10pt"/>
    </style:style>
    <style:style style:name="P4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45e5a8" style:font-name-asian="Tahoma2" style:font-size-asian="10pt" style:font-name-complex="Tahoma2" style:font-size-complex="10pt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49" style:family="paragraph" style:parent-style-name="Table_20_Contents">
      <style:text-properties style:font-name="Tahoma" fo:font-size="10pt" style:font-name-asian="Tahoma2" style:font-size-asian="10pt" style:font-name-complex="Tahoma2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Tahoma" fo:font-size="10pt" officeooo:rsid="00431c54" officeooo:paragraph-rsid="00431c54" style:font-name-asian="Tahoma2" style:font-size-asian="10pt" style:font-name-complex="Tahoma2" style:font-size-complex="10pt"/>
    </style:style>
    <style:style style:name="P51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52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53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T1" style:family="text">
      <style:text-properties officeooo:rsid="00431ba1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431c54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style:font-name="Tahoma" officeooo:rsid="0045e5a8" style:font-name-asian="Tahoma2" style:font-name-complex="Tahoma2"/>
    </style:style>
    <style:style style:name="T1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4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86ad" style:font-weight-asian="normal" style:font-weight-complex="normal"/>
    </style:style>
    <style:style style:name="T19" style:family="text">
      <style:text-properties fo:font-weight="normal" officeooo:rsid="0041894e" style:font-weight-asian="normal" style:font-weight-complex="normal"/>
    </style:style>
    <style:style style:name="T20" style:family="text">
      <style:text-properties fo:font-weight="normal" officeooo:rsid="00383ec7" style:font-weight-asian="normal" style:font-weight-complex="normal"/>
    </style:style>
    <style:style style:name="T21" style:family="text">
      <style:text-properties fo:font-weight="normal" officeooo:rsid="003c8eb0" style:font-weight-asian="normal" style:font-weight-complex="normal"/>
    </style:style>
    <style:style style:name="T22" style:family="text">
      <style:text-properties officeooo:rsid="002c6b09"/>
    </style:style>
    <style:style style:name="T23" style:family="text">
      <style:text-properties officeooo:rsid="002ce1d2"/>
    </style:style>
    <style:style style:name="T24" style:family="text">
      <style:text-properties officeooo:rsid="002e3cfe"/>
    </style:style>
    <style:style style:name="T25" style:family="text">
      <style:text-properties officeooo:rsid="007b00d3"/>
    </style:style>
    <style:style style:name="T26" style:family="text">
      <style:text-properties officeooo:rsid="0039b612"/>
    </style:style>
    <style:style style:name="T27" style:family="text">
      <style:text-properties officeooo:rsid="003bfa8a"/>
    </style:style>
    <style:style style:name="T28" style:family="text">
      <style:text-properties officeooo:rsid="003d5328"/>
    </style:style>
    <style:style style:name="T29" style:family="text">
      <style:text-properties officeooo:rsid="003ef4f8"/>
    </style:style>
    <style:style style:name="T30" style:family="text">
      <style:text-properties officeooo:rsid="0040b4e9"/>
    </style:style>
    <style:style style:name="T31" style:family="text">
      <style:text-properties officeooo:rsid="00431c54"/>
    </style:style>
    <style:style style:name="T32" style:family="text">
      <style:text-properties officeooo:rsid="0045e5a8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8">MÒDUL:<text:span text:style-name="T17"> </text:span><text:span text:style-name="T14">Organi</text:span><text:span text:style-name="T15">t</text:span><text:span text:style-name="T14">zació del </text:span><text:span text:style-name="T16">M</text:span><text:span text:style-name="T14">antenimient </text:span><text:span text:style-name="T15">i</text:span><text:span text:style-name="T14"> </text:span><text:span text:style-name="T16">M</text:span><text:span text:style-name="T15">u</text:span><text:span text:style-name="T14">nta</text:span><text:span text:style-name="T15">tge</text:span><text:span text:style-name="T14"> d’</text:span><text:span text:style-name="T16">I</text:span><text:span text:style-name="T14">nstal</text:span><text:span text:style-name="T15">·l</text:span><text:span text:style-name="T14">acions </text:span></text:p>
            <text:p text:style-name="P32"><text:span text:style-name="T19">i</text:span><text:span text:style-name="T18"> </text:span><text:span text:style-name="T20">S</text:span><text:span text:style-name="T18">istem</text:span><text:span text:style-name="T19">e</text:span><text:span text:style-name="T18">s </text:span><text:span text:style-name="T21">Elèctrics</text:span><text:span text:style-name="T18"> </text:span><text:span text:style-name="T19">en</text:span><text:span text:style-name="T18"> </text:span><text:span text:style-name="T20">V</text:span><text:span text:style-name="T19">aixells</text:span><text:span text:style-name="T18"> </text:span><text:span text:style-name="T19">i</text:span><text:span text:style-name="T18"> </text:span><text:span text:style-name="T20">E</text:span><text:span text:style-name="T18">mbarcacion</text:span><text:span text:style-name="T19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7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9">1</text:span></text:p>
          </table:table-cell>
          <table:covered-table-cell/>
        </table:table-row>
      </table:table>
      <text:p text:style-name="P6"/>
      <text:list xml:id="list2427533941697080991" text:style-name="WWNum1">
        <text:list-item>
          <text:p text:style-name="P51">Continguts del mòdul i temporització:</text:p>
        </text:list-item>
      </text:list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">BLOC DE CONTINGUTS</text:p>
          </table:table-cell>
          <table:table-cell table:style-name="Tabla2.A1" office:value-type="string">
            <text:p text:style-name="P17">UNITAT DIDÀCTICA</text:p>
          </table:table-cell>
          <table:table-cell table:style-name="Tabla2.C1" office:value-type="string">
            <text:p text:style-name="P17">AVAL.</text:p>
          </table:table-cell>
          <table:table-cell table:style-name="Tabla2.D1" office:value-type="string">
            <text:p text:style-name="P17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8">Bloc</text:p>
            <text:p text:style-name="P8">Avaluació</text:p>
            <text:p text:style-name="P8">1.</text:p>
          </table:table-cell>
          <table:table-cell table:style-name="Tabla2.B2" office:value-type="string">
            <text:p text:style-name="P27">El corrent elèctric</text:p>
          </table:table-cell>
          <table:table-cell table:style-name="Tabla2.C2" table:number-rows-spanned="8" office:value-type="string">
            <text:p text:style-name="P8">1ª</text:p>
            <text:p text:style-name="P8"/>
          </table:table-cell>
          <table:table-cell table:style-name="Tabla2.D1" office:value-type="string">
            <text:p text:style-name="P10">09/2<text:span text:style-name="T3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5">Seguretat en les instal·lacions elèctriques</text:p>
          </table:table-cell>
          <table:covered-table-cell/>
          <table:table-cell table:style-name="Tabla2.D1" office:value-type="string">
            <text:p text:style-name="P10">10/2<text:span text:style-name="T3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5">El corrent continu </text:p>
          </table:table-cell>
          <table:covered-table-cell/>
          <table:table-cell table:style-name="Tabla2.D1" office:value-type="string">
            <text:p text:style-name="P10">1<text:span text:style-name="T26">0</text:span>/2<text:span text:style-name="T3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7">Bateries</text:p>
          </table:table-cell>
          <table:covered-table-cell/>
          <table:table-cell table:style-name="Tabla2.D1" office:value-type="string">
            <text:p text:style-name="P10">11//2<text:span text:style-name="T3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6">Electromagnetisme</text:p>
          </table:table-cell>
          <table:covered-table-cell/>
          <table:table-cell table:style-name="Tabla2.D1" office:value-type="string">
            <text:p text:style-name="P11">1<text:span text:style-name="T28">2</text:span>//2<text:span text:style-name="T3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7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33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24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table-cell table:style-name="Tabla2.A2" table:number-rows-spanned="9" office:value-type="string">
            <text:p text:style-name="P8">Bloc</text:p>
            <text:p text:style-name="P8">Avaluació</text:p>
            <text:p text:style-name="P8">2.</text:p>
          </table:table-cell>
          <table:table-cell table:style-name="Tabla2.B2" office:value-type="string">
            <text:p text:style-name="P34">El corrent altern</text:p>
          </table:table-cell>
          <table:table-cell table:style-name="Tabla2.C2" table:number-rows-spanned="9" office:value-type="string">
            <text:p text:style-name="P8">2ª</text:p>
          </table:table-cell>
          <table:table-cell table:style-name="Tabla2.D1" office:value-type="string">
            <text:p text:style-name="P10">01/2<text:span text:style-name="T31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7">Reactancia impedancia</text:p>
          </table:table-cell>
          <table:covered-table-cell/>
          <table:table-cell table:style-name="Tabla2.D1" office:value-type="string">
            <text:p text:style-name="P10">01/ 2<text:span text:style-name="T31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6">Sistemes trifàsics</text:p>
          </table:table-cell>
          <table:covered-table-cell/>
          <table:table-cell table:style-name="Tabla2.D1" office:value-type="string">
            <text:p text:style-name="P10">02/2<text:span text:style-name="T31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9">Protecció i automatització elèctriques</text:p>
          </table:table-cell>
          <table:covered-table-cell/>
          <table:table-cell table:style-name="Tabla2.D1" office:value-type="string">
            <text:p text:style-name="P10">0<text:span text:style-name="T31">3</text:span>/2<text:span text:style-name="T31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8"/>
          </table:table-cell>
          <table:covered-table-cell/>
          <table:table-cell table:style-name="Tabla2.D1" office:value-type="string">
            <text:p text:style-name="P10"/>
          </table:table-cell>
        </table:table-row>
        <table:table-row table:style-name="Tabla2.1">
          <table:covered-table-cell/>
          <table:table-cell table:style-name="Tabla2.B2" office:value-type="string">
            <text:p text:style-name="P28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4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4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4"/>
          </table:table-cell>
          <table:covered-table-cell/>
          <table:table-cell table:style-name="Tabla2.D1" office:value-type="string">
            <text:p text:style-name="P8"/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10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>Bloc</text:p>
            <text:p text:style-name="P9">Avaluació</text:p>
            <text:p text:style-name="P9"><text:span text:style-name="T31">3</text:span>.</text:p>
          </table:table-cell>
          <table:table-cell table:style-name="Table1.A1" office:value-type="string">
            <text:p text:style-name="P38">Màquines elèctriques</text:p>
          </table:table-cell>
          <table:table-cell table:style-name="Table1.A1" table:number-rows-spanned="10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3ª</text:p>
          </table:table-cell>
          <table:table-cell table:style-name="Table1.D1" office:value-type="string">
            <text:p text:style-name="P50">04/25</text:p>
          </table:table-cell>
        </table:table-row>
        <table:table-row>
          <table:covered-table-cell/>
          <table:table-cell table:style-name="Table1.B2" office:value-type="string">
            <text:p text:style-name="P38">Instal·lacions elèctriques a bord</text:p>
          </table:table-cell>
          <table:covered-table-cell/>
          <table:table-cell table:style-name="Table1.D2" office:value-type="string">
            <text:p text:style-name="P50">05/25</text:p>
          </table:table-cell>
        </table:table-row>
        <table:table-row>
          <table:covered-table-cell/>
          <table:table-cell table:style-name="Table1.B2" office:value-type="string">
            <text:p text:style-name="P38">Manteniment i supervisió de les instal·lacions elèctriques</text:p>
          </table:table-cell>
          <table:covered-table-cell/>
          <table:table-cell table:style-name="Table1.D2" office:value-type="string">
            <text:p text:style-name="P50">06/25</text:p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  <table:table-row>
          <table:covered-table-cell/>
          <table:table-cell table:style-name="Table1.B2" office:value-type="string">
            <text:p text:style-name="P49"/>
          </table:table-cell>
          <table:covered-table-cell/>
          <table:table-cell table:style-name="Table1.D2" office:value-type="string">
            <text:p text:style-name="P49"/>
          </table:table-cell>
        </table:table-row>
      </table:table>
      <text:list xml:id="list74531932389280" text:continue-numbering="true" text:style-name="WWNum1">
        <text:list-header>
          <text:p text:style-name="P51"/>
        </text:list-header>
        <text:list-item>
          <text:p text:style-name="P53">Instruments d’avaluació:</text:p>
        </text:list-item>
      </text:list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7">BLOC</text:p>
          </table:table-cell>
          <table:table-cell table:style-name="Tabla3.A1" office:value-type="string">
            <text:p text:style-name="P17">PROVES ESCRITES</text:p>
          </table:table-cell>
          <table:table-cell table:style-name="Tabla3.C1" office:value-type="string">
            <text:p text:style-name="P17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8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2">1. <text:span text:style-name="T29">Muntage de circuits serie, paral·lel i mixtos de resistències. mesurament de tensió, intensitat i resistència amb polímetre</text:span></text:p>
            <text:p text:style-name="P5"><text:span text:style-name="T22">2</text:span>. <text:span text:style-name="T29">Connexió sèrie i paral·lel de bateries </text:span></text:p>
            <text:p text:style-name="P5"><text:span text:style-name="T22">3</text:span>. <text:span text:style-name="T29">Carrega i descarrega de condensadors</text:span></text:p>
            <text:p text:style-name="P5"><text:span text:style-name="T22">4</text:span>. <text:s/><text:span text:style-name="T29">Protecció d'un motor trifàsic mitjançant interruptor automàtic i relé tèrmic</text:span></text:p>
            <text:p text:style-name="P15"><text:span text:style-name="T22">5</text:span>. <text:span text:style-name="T29">Protecció d'un motor trifàsic mitjançant tallacircuit guardamotor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8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2">6</text:span>. <text:span text:style-name="T30">Inversió de gir d'un motor amb parada prèvia</text:span></text:p>
            <text:p text:style-name="P5"><text:span text:style-name="T22">7</text:span>. <text:span text:style-name="T30">Arrancada temporitzada d'un motor</text:span></text:p>
            <text:p text:style-name="P5"><text:span text:style-name="T22">8</text:span>. <text:span text:style-name="T30">Arrancada estel-triangle d'un motor</text:span></text:p>
            <text:p text:style-name="P5"><text:span text:style-name="T22">9</text:span>. <text:span text:style-name="T30">Inversió de gir estel-triangle d'un motor</text:span>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6"/>
      <text:list xml:id="list74531883080840" text:continue-numbering="true" text:style-name="WWNum1">
        <text:list-item>
          <text:p text:style-name="P51">Criteris de qualificació:</text:p>
        </text:list-item>
      </text:list>
      <text:p text:style-name="P6"/>
      <text:p text:style-name="P41">El mòdul es divideix en <text:span text:style-name="T32">tres</text:span> avaluacions. Al llarg de cada avaluació es farà un examen control a mitjans trimestre i un examen d’avaluació. </text:p>
      <text:p text:style-name="P41">Els alumnes que hagin tret més d'un 5 en <text:span text:style-name="T23">l’</text:span>ex<text:span text:style-name="T23">a</text:span>men de cont<text:span text:style-name="T23">rol</text:span> fan la mitja ponderada corresponent amb l'examen d'avaluació.</text:p>
      <text:p text:style-name="P47">Els exàmens amb nota inferior a 5 es consideren suspesos.</text:p>
      <text:p text:style-name="P46">Els exàmens o elements d'avaluació tant pràctics com teòrics s’aproven com mínim amb un 5.</text:p>
      <text:p text:style-name="P43">Si es suspèn l'examen de control, es podrà recuperar durant l'examen d'avaluació.</text:p>
      <text:p text:style-name="P42">L’examen de control comptar<text:span text:style-name="T24">à</text:span> un 40% el d’avaluació un 60% per la nota de coneixements teórics de l’avaluació.</text:p>
      <text:p text:style-name="P23"><text:span text:style-name="T11">Pel càlcul de les notes finals de les avaluacions, l</text:span><text:span text:style-name="T10">a part teòrica </text:span><text:span text:style-name="T11">comptarà</text:span><text:span text:style-name="T10"> un </text:span><text:span text:style-name="T12">6</text:span><text:span text:style-name="T10">0%, el treball autònom un 20%, les pràctiques un </text:span><text:span text:style-name="T12">1</text:span><text:span text:style-name="T10">0% i l’actitud un 10%.</text:span></text:p>
      <text:p text:style-name="P23"/>
      <text:p text:style-name="P45"/>
      <text:p text:style-name="P19">S’ha de tenir aprovada la primera avaluació (en primera convocatòria o en la recuperació) per poder aprovar la segona <text:span text:style-name="T32">avaluació</text:span>.</text:p>
      <text:p text:style-name="P19"/>
      <text:p text:style-name="P20">S’ha de tenir aprovada la <text:span text:style-name="T32">segona</text:span> avaluació (en primera convocatòria o en la recuperació) per poder aprovar la <text:span text:style-name="T32">tercera avaluació</text:span>.</text:p>
      <text:p text:style-name="P20"/>
      <text:p text:style-name="P19">La nota de pràctiques serà la nota mitjana de totes les sessions i treballs fets durant el temps de pràctica al taller.</text:p>
      <text:p text:style-name="P19"/>
      <text:p text:style-name="P31">La nota del treball autònom serà la mitjana de totes les <text:span text:style-name="T25">tasques exigides durant el trimestre</text:span>.</text:p>
      <text:p text:style-name="P19"/>
      <text:p text:style-name="P48"/>
      <text:list xml:id="list74531184000817" text:continue-numbering="true" text:style-name="WWNum1">
        <text:list-item>
          <text:p text:style-name="P51">Recuperacions:</text:p>
          <text:p text:style-name="P51"/>
        </text:list-item>
      </text:list>
      <text:p text:style-name="P30">Es farà una prova de recuperació de la primera avaluació <text:span text:style-name="T32">i una de la segona avaluació</text:span>.</text:p>
      <text:p text:style-name="P30"/>
      <text:p text:style-name="P29"/>
      <text:list xml:id="list74530786133994" text:continue-numbering="true" text:style-name="WWNum1">
        <text:list-header>
          <text:p text:style-name="P52"/>
        </text:list-header>
        <text:list-item>
          <text:p text:style-name="P51">Material didàctic i/o de treball necessari:</text:p>
        </text:list-item>
      </text:list>
      <text:p text:style-name="P6"/>
      <text:p text:style-name="P41">El mòdul es desenvoluparà a l’aula <text:span text:style-name="T32">2</text:span> i al taller d<text:span text:style-name="T32">'electricitat</text:span>. </text:p>
      <text:p text:style-name="P41">El curs es seguirà amb <text:span text:style-name="T24">la documentació disponible al lloc </text:span><text:a xlink:type="simple" xlink:href="https://paulinoposada.github.io/web_e/web_e_2425/index_electricitat_2425.html" text:style-name="Internet_20_link"><text:span text:style-name="T24">web del mòdul</text:span></text:a><text:span text:style-name="T24">.</text:span></text:p>
      <text:p text:style-name="P44">https://paulinoposada.github.io/web_e/web_e_2425/index_electricitat_2425.html</text:p>
      <text:p text:style-name="P41">Els alumnes hauran de tenir a classe, a més del material bàsic escolar, una calculadora científica, regla de 30 cm, llapis i goma d’esborrar.</text:p>
      <text:p text:style-name="P41">Per al seguiment de les classes teòriques es projectarà a la pissarra el material necessari.</text:p>
      <text:p text:style-name="P41"/>
      <text:list xml:id="list74531170070810" text:continue-numbering="true" text:style-name="WWNum1">
        <text:list-item>
          <text:p text:style-name="P51">Activitats complementàries i extraescolars programades: <text:s/></text:p>
        </text:list-item>
      </text:list>
      <text:p text:style-name="P6"/>
      <text:p text:style-name="P13">No hi ha activitats complementàries programades.</text:p>
      <text:p text:style-name="P6"/>
      <text:list xml:id="list74531952810126" text:continue-numbering="true" text:style-name="WWNum1">
        <text:list-item>
          <text:p text:style-name="P51">Selecció de bibliografia i pàgines web interessants:</text:p>
        </text:list-item>
      </text:list>
      <text:p text:style-name="P6"/>
      <text:p text:style-name="P7"><text:span text:style-name="T24">Al</text:span> <text:span text:style-name="T27">lloc </text:span><text:a xlink:type="simple" xlink:href="https://paulinoposada.github.io/web_e/web_e_2425/index_electricitat_2425.html" text:style-name="Internet_20_link"><text:span text:style-name="T27">web del mòdul</text:span></text:a> hi haurà arxius amb continguts, que els alumnes p<text:span text:style-name="T24">oden</text:span> anar consultant durant el curs.</text:p>
      <text:p text:style-name="P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1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40</meta:editing-cycles>
    <meta:print-date>2019-09-23T10:24:00</meta:print-date>
    <meta:creation-date>2021-09-29T09:02:00</meta:creation-date>
    <dc:date>2024-09-24T07:45:30.132247610</dc:date>
    <meta:editing-duration>PT5H9M35S</meta:editing-duration>
    <meta:generator>LibreOffice/4.2.8.2$Linux_x86 LibreOffice_project/420m0$Build-2</meta:generator>
    <meta:document-statistic meta:table-count="5" meta:image-count="1" meta:object-count="0" meta:page-count="3" meta:paragraph-count="95" meta:word-count="567" meta:character-count="3635" meta:non-whitespace-character-count="3152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